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officeooo:paragraph-rsid="0019571e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officeooo:rsid="0019571e" officeooo:paragraph-rsid="0019571e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style="normal" fo:font-weight="normal" officeooo:rsid="0019571e" officeooo:paragraph-rsid="0019571e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d6e70" style:font-name="Arial" fo:font-size="12pt" fo:letter-spacing="normal" fo:font-weight="normal" officeooo:rsid="001b72f3" officeooo:paragraph-rsid="001b72f3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9571e"/>
    </style:style>
    <style:style style:name="T2" style:family="text">
      <style:text-properties fo:font-style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istema para donos/professores de academias de karatê controlarem o progresso de seus alunos, avaliarem e verificarem se um aluno pode subir de faixa.</text:p>
      <text:p text:style-name="P7"/>
      <text:p text:style-name="P1">No MVP consta:</text:p>
      <text:list xml:id="list3024555333685461932" text:style-name="L1">
        <text:list-header>
          <text:p text:style-name="P3">- Cadastro d<text:span text:style-name="T1">e alunos</text:span></text:p>
          <text:p text:style-name="P3">- <text:span text:style-name="T1">Visualização de alunos</text:span></text:p>
          <text:p text:style-name="P3">- <text:span text:style-name="T1">Barra de progresso dos alunos</text:span></text:p>
          <text:p text:style-name="P5">- Avaliação de alunos conforme cada aula</text:p>
        </text:list-header>
      </text:list>
      <text:p text:style-name="P7"/>
      <text:p text:style-name="P1">Features futuras:</text:p>
      <text:list xml:id="list2143490556826545772" text:style-name="L2">
        <text:list-header>
          <text:p text:style-name="P8"><text:span text:style-name="T2">Indefinido</text:span></text:p>
        </text:list-header>
      </text:list>
      <text:p text:style-name="P7"/>
      <text:p text:style-name="P1">Ferramentas de comunicação e organização:</text:p>
      <text:p text:style-name="P1">Trello - Organização</text:p>
      <text:p text:style-name="P1">Github - Versionamento</text:p>
      <text:p text:style-name="P7"/>
      <text:p text:style-name="P1">Ferramentas de desenvolvimento:</text:p>
      <text:p text:style-name="P1">VS Code</text:p>
      <text:p text:style-name="P7"/>
      <text:p text:style-name="P1">Tecnologias</text:p>
      <text:p text:style-name="P1">HTML, CSS, <text:span text:style-name="T1">Bootstrap</text:span>, JavaScript</text:p>
      <text:p text:style-name="P7"/>
      <text:p text:style-name="P1">Hospedagem</text:p>
      <text:p text:style-name="P2"><text:span text:style-name="T1">Indefinido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Roboto" svg:font-family="Roboto, sans-serif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6:39:10.758000000</meta:creation-date>
    <dc:date>2020-09-18T16:54:00.708000000</dc:date>
    <meta:editing-duration>PT3M57S</meta:editing-duration>
    <meta:editing-cycles>2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17" meta:word-count="73" meta:character-count="490" meta:non-whitespace-character-count="434"/>
  </office:meta>
</office:document-meta>
</file>